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2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3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8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3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Standard">
      <style:text-properties officeooo:paragraph-rsid="006e0b94"/>
    </style:style>
    <style:style style:name="P3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style:text-underline-style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7" style:family="text">
      <style:text-properties officeooo:rsid="00332ddf"/>
    </style:style>
    <style:style style:name="T8" style:family="text">
      <style:text-properties officeooo:rsid="0037b394"/>
    </style:style>
    <style:style style:name="T9" style:family="text">
      <style:text-properties officeooo:rsid="003b6bff"/>
    </style:style>
    <style:style style:name="T10" style:family="text">
      <style:text-properties officeooo:rsid="003e4fd4"/>
    </style:style>
    <style:style style:name="T11" style:family="text">
      <style:text-properties officeooo:rsid="003f9add"/>
    </style:style>
    <style:style style:name="T12" style:family="text">
      <style:text-properties officeooo:rsid="0044b069"/>
    </style:style>
    <style:style style:name="T13" style:family="text">
      <style:text-properties officeooo:rsid="00468dc6"/>
    </style:style>
    <style:style style:name="T14" style:family="text">
      <style:text-properties officeooo:rsid="004cf66b"/>
    </style:style>
    <style:style style:name="T15" style:family="text">
      <style:text-properties officeooo:rsid="0050e1f0"/>
    </style:style>
    <style:style style:name="T16" style:family="text">
      <style:text-properties officeooo:rsid="005d37a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5faa3b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10pt" style:font-size-asian="10pt" style:font-size-complex="10pt"/>
    </style:style>
    <style:style style:name="T21" style:family="text">
      <style:text-properties style:font-name="Courier New" fo:font-size="10pt" officeooo:rsid="00479af1" style:font-size-asian="10pt" style:font-size-complex="10pt"/>
    </style:style>
    <style:style style:name="T22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3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4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5" style:family="text">
      <style:text-properties style:font-name="Courier New" officeooo:rsid="003b6bff"/>
    </style:style>
    <style:style style:name="T26" style:family="text">
      <style:text-properties style:font-name="Courier New" fo:font-weight="normal" officeooo:rsid="00479af1" style:font-weight-asian="normal" style:font-weight-complex="normal"/>
    </style:style>
    <style:style style:name="T27" style:family="text">
      <style:text-properties style:font-name="Courier New" fo:font-weight="normal" officeooo:rsid="003b6bff" style:font-weight-asian="normal" style:font-weight-complex="normal"/>
    </style:style>
    <style:style style:name="T28" style:family="text">
      <style:text-properties officeooo:rsid="0080efcf"/>
    </style:style>
    <style:style style:name="T29" style:family="text">
      <style:text-properties officeooo:rsid="008a1c77"/>
    </style:style>
    <style:style style:name="T3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JavaScript cheatshe</text:span><text:span text:style-name="T4">e</text:span><text:span text:style-name="T2">t</text:span><text:span text:style-name="T3"> – </text:span><text:a xlink:type="simple" xlink:href="https://github.com/Serrin/Celestra/" text:style-name="Internet_20_link" text:visited-style-name="Visited_20_Internet_20_Link"><text:span text:style-name="T30">https://github.com/Serrin/Celestra/</text:span></text:a></text:p>
      <text:p text:style-name="P35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<text:span text:style-name="T10">Web </text:span>Storage <text:span text:style-name="T13">api and JSON</text:span></text:p>
          </table:table-cell>
          <table:table-cell table:style-name="Táblázat1.A1" office:value-type="string">
            <text:h text:style-name="P32" text:outline-level="3"><text:span text:style-name="T14">element.</text:span>dataset &amp; data-* attributes</text:h>
          </table:table-cell>
          <table:table-cell table:style-name="Táblázat1.C1" office:value-type="string">
            <text:h text:style-name="P3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3"/>
            <text:p text:style-name="P13">IE8 compatible</text:p>
            <text:p text:style-name="P14"/>
            <text:p text:style-name="P6"><text:span text:style-name="T18">l</text:span>ocalStorage:</text:p>
            <text:p text:style-name="P14"><text:span text:style-name="T7">l</text:span>ocalStorage.length;</text:p>
            <text:p text:style-name="P14">localStorage.key(index);</text:p>
            <text:p text:style-name="P14">localStorage.getItem(key);</text:p>
            <text:p text:style-name="P14">localStorage.setItem(key, data);</text:p>
            <text:p text:style-name="P14">localStorage.removeItem(key);</text:p>
            <text:p text:style-name="P14">localStorage.clear();</text:p>
            <text:p text:style-name="P14"/>
            <text:p text:style-name="P3"><text:span text:style-name="Source_20_Text"><text:span text:style-name="T21">sessionStorage</text:span></text:span><text:span text:style-name="T20">:</text:span></text:p>
            <text:p text:style-name="P4"><text:span text:style-name="Source_20_Text"><text:span text:style-name="T22">s</text:span></text:span><text:span text:style-name="Source_20_Text"><text:span text:style-name="T23">ession</text:span></text:span><text:span text:style-name="Source_20_Text"><text:span text:style-name="T22">S</text:span></text:span><text:span text:style-name="Source_20_Text"><text:span text:style-name="T23">torage</text:span></text:span><text:span text:style-name="T20">.length;</text:span></text:p>
            <text:p text:style-name="P4"><text:span text:style-name="Source_20_Text"><text:span text:style-name="T22">s</text:span></text:span><text:span text:style-name="Source_20_Text"><text:span text:style-name="T23">ession</text:span></text:span><text:span text:style-name="Source_20_Text"><text:span text:style-name="T22">S</text:span></text:span><text:span text:style-name="Source_20_Text"><text:span text:style-name="T23">torage</text:span></text:span><text:span text:style-name="T20">.key(index);</text:span></text:p>
            <text:p text:style-name="P4"><text:span text:style-name="Source_20_Text"><text:span text:style-name="T22">s</text:span></text:span><text:span text:style-name="Source_20_Text"><text:span text:style-name="T23">ession</text:span></text:span><text:span text:style-name="Source_20_Text"><text:span text:style-name="T22">S</text:span></text:span><text:span text:style-name="Source_20_Text"><text:span text:style-name="T23">torage</text:span></text:span><text:span text:style-name="T20">.getItem(key);</text:span></text:p>
            <text:p text:style-name="P4"><text:span text:style-name="Source_20_Text"><text:span text:style-name="T22">s</text:span></text:span><text:span text:style-name="Source_20_Text"><text:span text:style-name="T23">ession</text:span></text:span><text:span text:style-name="Source_20_Text"><text:span text:style-name="T22">S</text:span></text:span><text:span text:style-name="Source_20_Text"><text:span text:style-name="T23">torage</text:span></text:span><text:span text:style-name="T20">.setItem(key, data);</text:span></text:p>
            <text:p text:style-name="P4"><text:span text:style-name="Source_20_Text"><text:span text:style-name="T22">s</text:span></text:span><text:span text:style-name="Source_20_Text"><text:span text:style-name="T23">ession</text:span></text:span><text:span text:style-name="Source_20_Text"><text:span text:style-name="T22">S</text:span></text:span><text:span text:style-name="Source_20_Text"><text:span text:style-name="T23">torage</text:span></text:span><text:span text:style-name="T20">.removeItem(key);</text:span></text:p>
            <text:p text:style-name="P4"><text:span text:style-name="Source_20_Text"><text:span text:style-name="T22">s</text:span></text:span><text:span text:style-name="Source_20_Text"><text:span text:style-name="T23">ession</text:span></text:span><text:span text:style-name="Source_20_Text"><text:span text:style-name="T22">S</text:span></text:span><text:span text:style-name="Source_20_Text"><text:span text:style-name="T23">torage</text:span></text:span><text:span text:style-name="T20">.clear();</text:span></text:p>
            <text:p text:style-name="P14"/>
            <text:p text:style-name="P7">hasItem:</text:p>
            <text:p text:style-name="P14">localStorage.getItem(key) !== null</text:p>
            <text:p text:style-name="P23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.getItem(key) !== null</text:p>
            <text:p text:style-name="P7"/>
            <text:p text:style-name="P7">setJSON:</text:p>
            <text:p text:style-name="P14">localStorage.setItem(key, JSON.stringify(object));</text:p>
            <text:p text:style-name="P23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.setItem(key, JSON.stringify(object));</text:p>
            <text:p text:style-name="P7"/>
            <text:p text:style-name="P7">getJSON:</text:p>
            <text:p text:style-name="P22">JSON.parse(localStorage.getItem(key));</text:p>
            <text:p text:style-name="P23">JSON.parse(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.getItem(key));</text:p>
            <text:p text:style-name="P23"/>
          </table:table-cell>
          <table:table-cell table:style-name="Táblázat1.B2" office:value-type="string">
            <text:p text:style-name="P14"/>
            <text:p text:style-name="P20">- IE11 compatible</text:p>
            <text:p text:style-name="P14">- element data-* attributes</text:p>
            <text:p text:style-name="P14">- no <text:span text:style-name="T15">m</text:span>ethods <text:span text:style-name="T29">and</text:span> <text:span text:style-name="T15">e</text:span>vents</text:p>
            <text:p text:style-name="P14"/>
            <text:p text:style-name="P12">camelcase:</text:p>
            <text:p text:style-name="P15">el<text:span text:style-name="T11">ement</text:span>.data-name</text:p>
            <text:p text:style-name="P16"><text:s text:c="2"/>-&gt; el<text:span text:style-name="T11">ement</text:span>.dataset.name</text:p>
            <text:p text:style-name="P16">el<text:span text:style-name="T11">ement</text:span>.data-first-second</text:p>
            <text:p text:style-name="P16"><text:s text:c="2"/>-&gt; el<text:span text:style-name="T11">ement</text:span>.dataset.firstSecond</text:p>
            <text:p text:style-name="P14"/>
            <text:p text:style-name="P7">set:</text:p>
            <text:p text:style-name="P14">element.dataset.<text:span text:style-name="T16">name</text:span> = "<text:span text:style-name="T8">value</text:span>";</text:p>
            <text:p text:style-name="P17">element.dataset["<text:span text:style-name="T16">name</text:span>"] = "<text:span text:style-name="T8">value</text:span>";</text:p>
            <text:p text:style-name="P17">element.setAttribute("data-<text:span text:style-name="T16">name</text:span>", "<text:span text:style-name="T8">value</text:span>");</text:p>
            <text:p text:style-name="P17">element<text:span text:style-name="T8">[</text:span>"data-<text:span text:style-name="T16">name</text:span>"<text:span text:style-name="T8">] =</text:span> "<text:span text:style-name="T8">value</text:span>";</text:p>
            <text:p text:style-name="P18"/>
            <text:p text:style-name="P7">get:</text:p>
            <text:p text:style-name="P17">element.dataset.<text:span text:style-name="T16">name</text:span>;</text:p>
            <text:p text:style-name="P17">element.dataset["<text:span text:style-name="T16">name</text:span>"];</text:p>
            <text:p text:style-name="P17">element.getAttribute("data-<text:span text:style-name="T16">name</text:span>");</text:p>
            <text:p text:style-name="P17">element<text:span text:style-name="T8">[</text:span>"data-<text:span text:style-name="T16">name</text:span>"<text:span text:style-name="T8">]</text:span>;</text:p>
            <text:p text:style-name="P14"/>
            <text:p text:style-name="P7">remove:</text:p>
            <text:p text:style-name="P17">element.removeAttribute("data-<text:span text:style-name="T16">name</text:span>");</text:p>
            <text:p text:style-name="P17"/>
          </table:table-cell>
          <table:table-cell table:style-name="Táblázat1.C2" office:value-type="string">
            <text:p text:style-name="P21"/>
            <text:p text:style-name="P21">IE10+11 compatible</text:p>
            <text:p text:style-name="P21"/>
            <text:p text:style-name="P21">new TypedArray(); <text:span text:style-name="T17">ES2017</text:span></text:p>
            <text:p text:style-name="P21">new TypedArray(length);</text:p>
            <text:p text:style-name="P21">new TypedArray(typedArray);</text:p>
            <text:p text:style-name="P21">new TypedArray(object);</text:p>
            <text:p text:style-name="P21">new TypedArray(buffer[,byteOffset[,length]]);</text:p>
            <text:p text:style-name="P21"/>
            <text:p text:style-name="P10">Int8Array();</text:p>
            <text:p text:style-name="P29">-128 to 127, 1 <text:span text:style-name="T28">byte</text:span>, int8_t</text:p>
            <text:p text:style-name="P29"/>
            <text:p text:style-name="P10">Uint8Array();</text:p>
            <text:p text:style-name="P29">0 to 255, 1 <text:span text:style-name="T28">byte,</text:span> uint8_t</text:p>
            <text:p text:style-name="P29"/>
            <text:p text:style-name="P11">Uint8ClampedArray();</text:p>
            <text:p text:style-name="P30">0 to 255, 1 <text:span text:style-name="T28">byte</text:span>, uint8_t, not in IE10-11</text:p>
            <text:p text:style-name="P30"/>
            <text:p text:style-name="P10">Int16Array();</text:p>
            <text:p text:style-name="P29">-32768 to 32767, 2 <text:span text:style-name="T28">byte</text:span>, int16_t</text:p>
            <text:p text:style-name="P29"/>
            <text:p text:style-name="P10">Uint16Array();</text:p>
            <text:p text:style-name="P29">0 to 65535, 2 <text:span text:style-name="T28">byte</text:span>, uint16_t</text:p>
            <text:p text:style-name="P29"/>
            <text:p text:style-name="P11">Int32Array();</text:p>
            <text:p text:style-name="P30">-2147483648 to 2147483647, 4 byte, int32_t</text:p>
            <text:p text:style-name="P30"/>
            <text:p text:style-name="P11">Uint32Array();</text:p>
            <text:p text:style-name="P30">0 to 4294967295, 4 <text:span text:style-name="T28">byte</text:span>, uint32_t</text:p>
            <text:p text:style-name="P30"/>
            <text:p text:style-name="P11">Float32Array();</text:p>
            <text:p text:style-name="P30">1.2x10-38 to 3.4x1038, 4 <text:span text:style-name="T28">byte</text:span>, float</text:p>
            <text:p text:style-name="P30"/>
            <text:p text:style-name="P11">Float64Array();</text:p>
            <text:p text:style-name="P30">5.0x10-324 to 1.8x10308, 8 <text:span text:style-name="T28">byte</text:span>, double</text:p>
            <text:p text:style-name="P30"/>
          </table:table-cell>
        </table:table-row>
      </table:table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8">element.classList</text:p>
          </table:table-cell>
        </table:table-row>
        <table:table-row>
          <table:table-cell table:style-name="Táblázat2.A2" office:value-type="string">
            <text:p text:style-name="P25"/>
            <text:p text:style-name="P26"><text:span text:style-name="Source_20_Text"><text:span text:style-name="T19">IE10+IE11 </text:span></text:span><text:span text:style-name="Source_20_Text"><text:span text:style-name="T25">d</text:span></text:span><text:span text:style-name="Source_20_Text"><text:span text:style-name="T19">on't have support for classList on SVG or MathML elements.</text:span></text:span></text:p>
            <text:p text:style-name="P25"/>
            <text:p text:style-name="P36">element.classList.add(String[,String]);</text:p>
            <text:p text:style-name="P38">IE10+11: yes (except the multiple arguments)</text:p>
            <text:p text:style-name="P24"/>
            <text:p text:style-name="P9">element.classList.remove(String[,String]);</text:p>
            <text:p text:style-name="P28">IE10+11: yes (except the multiple arguments)</text:p>
            <text:p text:style-name="P27">- Removing a class that does not exist, does NOT throw an error.</text:p>
            <text:p text:style-name="P19"/>
            <text:p text:style-name="P36">element.classList.contains(String);</text:p>
            <text:p text:style-name="P38">IE10+11: yes</text:p>
            <text:p text:style-name="P24"/>
            <text:p text:style-name="P9">element.classList.toggle(String[,force]);</text:p>
            <text:p text:style-name="P28">IE10+11: yes (except the second argument)</text:p>
            <text:p text:style-name="P27">- When only one argument is present: Toggle class value; <text:span text:style-name="T12">i</text:span>f class exists then remove it and return false, if not, then add it and return true.</text:p>
            <text:p text:style-name="P27">- When a second argument is present: If the second argument evaluates to true, add specified class value, and if it evaluates to false, remove it.</text:p>
            <text:p text:style-name="P19"/>
            <text:p text:style-name="P36">element.classList.item(Number);</text:p>
            <text:p text:style-name="P38">IE10+11: yes</text:p>
            <text:p text:style-name="P19"/>
            <text:p text:style-name="P36">element.classList.length;</text:p>
            <text:p text:style-name="P38">IE10+11: yes</text:p>
            <text:p text:style-name="P24"/>
            <text:p text:style-name="P9">element.classList.replace(oldClass, newClass); </text:p>
            <text:p text:style-name="P27">IE10+11: <text:span text:style-name="T9">N</text:span>o <text:span text:style-name="T9">and the method isn't compatible with the Safari and mobile browsers too.</text:span></text:p>
            <text:p text:style-name="P24"/>
            <text:p text:style-name="P37">Remove all classes:</text:p>
            <text:p text:style-name="P31"><text:span text:style-name="Source_20_Text"><text:span text:style-name="T24">element.className = "";</text:span></text:span></text:p>
            <text:p text:style-name="P19"><text:span text:style-name="Source_20_Text"><text:span text:style-name="T24"/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4-04T19:45:08.411000000</dc:date>
    <meta:editing-duration>PT5H16M55S</meta:editing-duration>
    <meta:editing-cycles>93</meta:editing-cycles>
    <meta:generator>LibreOffice/6.0.0.3$Windows_X86_64 LibreOffice_project/64a0f66915f38c6217de274f0aa8e15618924765</meta:generator>
    <meta:document-statistic meta:table-count="2" meta:image-count="0" meta:object-count="0" meta:page-count="2" meta:paragraph-count="94" meta:word-count="296" meta:character-count="2813" meta:non-whitespace-character-count="2605"/>
  </office:meta>
</office:document-meta>
</file>